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Type of Complaint</text:p>
          </table:table-cell>
          <table:table-cell table:style-name="ce1" office:value-type="string">
            <text:p>Frequency</text:p>
          </table:table-cell>
        </table:table-row>
        <table:table-row table:style-name="ro1">
          <table:table-cell office:value-type="string">
            <text:p>Too expensive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Unreliable/Frequently stops working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Page loading too slow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Download/Upload speed too slow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Extra data usage charges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oor tech support</text:p>
          </table:table-cell>
          <table:table-cell office:value-type="float" office:value="103">
            <text:p>103</text:p>
          </table:table-cell>
        </table:table-row>
        <table:table-row table:style-name="ro3">
          <table:table-cell office:value-type="string">
            <text:p>Long customer service wait times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ncorrect billing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Long wait for installation</text:p>
          </table:table-cell>
          <table:table-cell office:value-type="float" office:value="75">
            <text:p>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6/07/2020</text:date>, <text:time>23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Morales</meta:initial-creator>
    <meta:creation-date>2020-06-07T23:07:21.17</meta:creation-date>
    <dc:date>2020-06-07T23:07:49.81</dc:date>
    <dc:creator>Diego Morales</dc:creator>
    <meta:editing-duration>PT28S</meta:editing-duration>
    <meta:editing-cycles>1</meta:editing-cycles>
    <meta:document-statistic meta:table-count="3" meta:cell-count="20" meta:object-count="0"/>
    <meta:generator>OpenOffice/4.1.3$Win32 OpenOffice.org_project/413m1$Build-9783</meta:generator>
  </office:meta>
</office:document-meta>
</file>